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84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736cm"/>
    </style:style>
    <style:style style:name="co7" style:family="table-column">
      <style:table-column-properties fo:break-before="auto" style:column-width="3.1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649cm"/>
    </style:style>
    <style:style style:name="co10" style:family="table-column">
      <style:table-column-properties fo:break-before="auto" style:column-width="2.653cm"/>
    </style:style>
    <style:style style:name="co11" style:family="table-column">
      <style:table-column-properties fo:break-before="auto" style:column-width="1.272cm"/>
    </style:style>
    <style:style style:name="co12" style:family="table-column">
      <style:table-column-properties fo:break-before="auto" style:column-width="1.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  <style:style style:name="ce4" style:family="table-cell" style:parent-style-name="Default" style:data-style-name="N4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Clapperboard Parameters</text:p>
          </table:table-cell>
          <table:table-cell table:number-columns-repeated="11"/>
        </table:table-row>
        <table:table-row table:style-name="ro1">
          <table:table-cell office:value-type="string">
            <text:p>Spl</text:p>
          </table:table-cell>
          <table:table-cell office:value-type="string">
            <text:p>Fieldrate*</text:p>
          </table:table-cell>
          <table:table-cell office:value-type="string">
            <text:p>Period_div_2</text:p>
          </table:table-cell>
          <table:table-cell office:value-type="string">
            <text:p>Step_size</text:p>
          </table:table-cell>
          <table:table-cell office:value-type="string">
            <text:p>Width_red</text:p>
          </table:table-cell>
          <table:table-cell office:value-type="string">
            <text:p>Width_white</text:p>
          </table:table-cell>
          <table:table-cell office:value-type="string">
            <text:p>Width_start</text:p>
          </table:table-cell>
          <table:table-cell office:value-type="string">
            <text:p>Width_black_start</text:p>
          </table:table-cell>
          <table:table-cell office:value-type="string">
            <text:p>Width_black</text:p>
          </table:table-cell>
          <table:table-cell/>
          <table:table-cell office:value-type="string">
            <text:p>Margin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60">
            <text:p>60</text:p>
          </table:table-cell>
          <table:table-cell table:formula="oooc:=[.B4]"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4]/2-[.E4]-[.G4]" office:value-type="float" office:value="934">
            <text:p>934</text:p>
          </table:table-cell>
          <table:table-cell table:formula="oooc:=[.H4]-[.F4]/2" office:value-type="float" office:value="931">
            <text:p>931</text:p>
          </table:table-cell>
          <table:table-cell/>
          <table:table-cell table:formula="oooc:=[.H4]-[.D4]*[.C4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table:formula="oooc:=[.B5]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5]/2-[.E5]-[.G5]" office:value-type="float" office:value="934">
            <text:p>934</text:p>
          </table:table-cell>
          <table:table-cell table:formula="oooc:=[.H5]-[.F5]/2" office:value-type="float" office:value="931">
            <text:p>931</text:p>
          </table:table-cell>
          <table:table-cell/>
          <table:table-cell table:formula="oooc:=[.H5]-[.D5]*[.C5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0">
            <text:p>30</text:p>
          </table:table-cell>
          <table:table-cell table:formula="oooc:=[.B6]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6]/2-[.E6]-[.G6]" office:value-type="float" office:value="934">
            <text:p>934</text:p>
          </table:table-cell>
          <table:table-cell table:formula="oooc:=[.H6]-[.F6]/2" office:value-type="float" office:value="931">
            <text:p>931</text:p>
          </table:table-cell>
          <table:table-cell/>
          <table:table-cell table:formula="oooc:=[.H6]-[.D6]*[.C6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25">
            <text:p>25</text:p>
          </table:table-cell>
          <table:table-cell table:formula="oooc:=[.B7]"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7]/2-[.E7]-[.G7]" office:value-type="float" office:value="934">
            <text:p>934</text:p>
          </table:table-cell>
          <table:table-cell table:formula="oooc:=[.H7]-[.F7]/2" office:value-type="float" office:value="931">
            <text:p>931</text:p>
          </table:table-cell>
          <table:table-cell/>
          <table:table-cell table:formula="oooc:=[.H7]-[.D7]*[.C7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24">
            <text:p>24</text:p>
          </table:table-cell>
          <table:table-cell table:formula="oooc:=[.B8]"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8]/2-[.E8]-[.G8]" office:value-type="float" office:value="934">
            <text:p>934</text:p>
          </table:table-cell>
          <table:table-cell table:formula="oooc:=[.H8]-[.F8]/2" office:value-type="float" office:value="931">
            <text:p>931</text:p>
          </table:table-cell>
          <table:table-cell/>
          <table:table-cell table:formula="oooc:=[.H8]-[.D8]*[.C8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60">
            <text:p>60</text:p>
          </table:table-cell>
          <table:table-cell table:formula="oooc:=[.B9]"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9]/2-[.E9]-[.G9]" office:value-type="float" office:value="622">
            <text:p>622</text:p>
          </table:table-cell>
          <table:table-cell table:formula="oooc:=[.H9]-[.F9]/2" office:value-type="float" office:value="620">
            <text:p>620</text:p>
          </table:table-cell>
          <table:table-cell/>
          <table:table-cell table:formula="oooc:=[.H9]-[.D9]*[.C9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50">
            <text:p>50</text:p>
          </table:table-cell>
          <table:table-cell table:formula="oooc:=[.B10]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10]/2-[.E10]-[.G10]" office:value-type="float" office:value="622">
            <text:p>622</text:p>
          </table:table-cell>
          <table:table-cell table:formula="oooc:=[.H10]-[.F10]/2" office:value-type="float" office:value="620">
            <text:p>620</text:p>
          </table:table-cell>
          <table:table-cell/>
          <table:table-cell table:formula="oooc:=[.H10]-[.D10]*[.C10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30">
            <text:p>30</text:p>
          </table:table-cell>
          <table:table-cell table:formula="oooc:=[.B11]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11]/2-[.E11]-[.G11]" office:value-type="float" office:value="622">
            <text:p>622</text:p>
          </table:table-cell>
          <table:table-cell table:formula="oooc:=[.H11]-[.F11]/2" office:value-type="float" office:value="620">
            <text:p>620</text:p>
          </table:table-cell>
          <table:table-cell/>
          <table:table-cell table:formula="oooc:=[.H11]-[.D11]*[.C11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25">
            <text:p>25</text:p>
          </table:table-cell>
          <table:table-cell table:formula="oooc:=[.B12]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12]/2-[.E12]-[.G12]" office:value-type="float" office:value="622">
            <text:p>622</text:p>
          </table:table-cell>
          <table:table-cell table:formula="oooc:=[.H12]-[.F12]/2" office:value-type="float" office:value="620">
            <text:p>620</text:p>
          </table:table-cell>
          <table:table-cell/>
          <table:table-cell table:formula="oooc:=[.H12]-[.D12]*[.C12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24">
            <text:p>24</text:p>
          </table:table-cell>
          <table:table-cell table:formula="oooc:=[.B13]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13]/2-[.E13]-[.G13]" office:value-type="float" office:value="622">
            <text:p>622</text:p>
          </table:table-cell>
          <table:table-cell table:formula="oooc:=[.H13]-[.F13]/2" office:value-type="float" office:value="620">
            <text:p>620</text:p>
          </table:table-cell>
          <table:table-cell/>
          <table:table-cell table:formula="oooc:=[.H13]-[.D13]*[.C13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60">
            <text:p>60</text:p>
          </table:table-cell>
          <table:table-cell table:formula="oooc:=[.B14]"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ooc:=[.A14]/2-[.E14]-[.G14]" office:value-type="float" office:value="335">
            <text:p>335</text:p>
          </table:table-cell>
          <table:table-cell table:formula="oooc:=[.H14]-[.F14]/2" office:value-type="float" office:value="334">
            <text:p>334</text:p>
          </table:table-cell>
          <table:table-cell/>
          <table:table-cell table:formula="oooc:=[.H14]-[.D14]*[.C14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table:formula="oooc:=[.B15]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ooc:=[.A15]/2-[.E15]-[.G15]" office:value-type="float" office:value="335">
            <text:p>335</text:p>
          </table:table-cell>
          <table:table-cell table:formula="oooc:=[.H15]-[.F15]/2" office:value-type="float" office:value="334">
            <text:p>334</text:p>
          </table:table-cell>
          <table:table-cell/>
          <table:table-cell table:formula="oooc:=[.H15]-[.D15]*[.C15]"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*and /1.001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Luma Ramp Parameters</text:p>
          </table:table-cell>
          <table:table-cell table:number-columns-repeated="11"/>
        </table:table-row>
        <table:table-row table:style-name="ro1">
          <table:table-cell office:value-type="string">
            <text:p>Spl</text:p>
          </table:table-cell>
          <table:table-cell office:value-type="string">
            <text:p>Step_size</text:p>
          </table:table-cell>
          <table:table-cell office:value-type="string">
            <text:p>Ramp width</text:p>
          </table:table-cell>
          <table:table-cell office:value-type="string">
            <text:p>Margin</text:p>
          </table:table-cell>
          <table:table-cell/>
          <table:table-cell office:value-type="string">
            <text:p>Ramp width %</text:p>
          </table:table-cell>
          <table:table-cell office:value-type="string">
            <text:p>Width_black</text:p>
          </table:table-cell>
          <table:table-cell table:number-columns-repeated="5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8">
            <text:p>8</text:p>
          </table:table-cell>
          <table:table-cell table:formula="oooc:=2^6*(235-16)/[.B23]+1" office:value-type="float" office:value="1753">
            <text:p>1753</text:p>
          </table:table-cell>
          <table:table-cell office:value-type="float" office:value="0">
            <text:p>0</text:p>
          </table:table-cell>
          <table:table-cell/>
          <table:table-cell table:formula="oooc:=[.C23]/[.A23]*100" office:value-type="float" office:value="91.3020833333333">
            <text:p>91,3</text:p>
          </table:table-cell>
          <table:table-cell table:formula="oooc:=([.A23]-2*[.D23]-[.C23]-1)/2"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2">
            <text:p>12</text:p>
          </table:table-cell>
          <table:table-cell table:formula="oooc:=2^6*(235-16)/[.B24]+1" office:value-type="float" office:value="1169">
            <text:p>1169</text:p>
          </table:table-cell>
          <table:table-cell office:value-type="float" office:value="0">
            <text:p>0</text:p>
          </table:table-cell>
          <table:table-cell/>
          <table:table-cell table:formula="oooc:=[.C24]/[.A24]*100" office:value-type="float" office:value="91.328125">
            <text:p>91,33</text:p>
          </table:table-cell>
          <table:table-cell table:formula="oooc:=([.A24]-2*[.D24]-[.C24]-1)/2"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4">
            <text:p>24</text:p>
          </table:table-cell>
          <table:table-cell table:formula="oooc:=2^6*(235-16)/[.B25]+1" office:value-type="float" office:value="585">
            <text:p>585</text:p>
          </table:table-cell>
          <table:table-cell office:value-type="float" office:value="16">
            <text:p>16</text:p>
          </table:table-cell>
          <table:table-cell/>
          <table:table-cell table:formula="oooc:=[.C25]/([.A25])*100" office:value-type="float" office:value="81.25">
            <text:p>81,25</text:p>
          </table:table-cell>
          <table:table-cell table:formula="oooc:=([.A25]-2*[.D25]-[.C25]-1)/2" office:value-type="float" office:value="51">
            <text:p>51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Crosshatch Parameters: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Vertical: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2" office:value-type="string" table:number-columns-spanned="2" table:number-rows-spanned="1">
            <text:p>Margin</text:p>
          </table:table-cell>
          <table:covered-table-cell/>
          <table:table-cell office:value-type="string">
            <text:p>Rounded Line Positions</text:p>
          </table:table-cell>
          <table:table-cell/>
          <table:table-cell office:value-type="string">
            <text:p>Grid dimension</text:p>
          </table:table-cell>
          <table:table-cell office:value-type="string">
            <text:p>Number of squares</text:p>
          </table:table-cell>
          <table:table-cell office:value-type="string">
            <text:p>Grid spacing</text:p>
          </table:table-cell>
          <table:table-cell office:value-type="string">
            <text:p>Rounded grid spacing</text:p>
          </table:table-cell>
          <table:table-cell office:value-type="string">
            <text:p>Grid dimension</text:p>
          </table:table-cell>
          <table:table-cell table:number-columns-repeated="2"/>
        </table:table-row>
        <table:table-row table:style-name="ro1">
          <table:table-cell office:value-type="string">
            <text:p>Active lines</text:p>
          </table:table-cell>
          <table:table-cell table:style-name="ce3" office:value-type="percentage" office:value="0.025">
            <text:p>2,50%</text:p>
          </table:table-cell>
          <table:table-cell table:style-name="ce3" office:value-type="percentage" office:value="0.05">
            <text:p>5,00%</text:p>
          </table:table-cell>
          <table:table-cell table:style-name="ce3" office:value-type="percentage" office:value="0.025">
            <text:p>2,50%</text:p>
          </table:table-cell>
          <table:table-cell table:style-name="ce3" office:value-type="percentage" office:value="0.05">
            <text:p>5,00%</text:p>
          </table:table-cell>
          <table:table-cell table:number-columns-repeated="7"/>
        </table:table-row>
        <table:table-row table:style-name="ro1">
          <table:table-cell office:value-type="float" office:value="487">
            <text:p>487</text:p>
          </table:table-cell>
          <table:table-cell table:formula="oooc:=[.B36]*[.A37]" office:value-type="float" office:value="12.175">
            <text:p>12,18</text:p>
          </table:table-cell>
          <table:table-cell table:formula="oooc:=[.C36]*[.A37]" office:value-type="float" office:value="24.35">
            <text:p>24,3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ooc:=[.A37]" office:value-type="float" office:value="487">
            <text:p>487</text:p>
          </table:table-cell>
          <table:table-cell office:value-type="float" office:value="9">
            <text:p>9</text:p>
          </table:table-cell>
          <table:table-cell table:formula="oooc:=[.F37]/[.G37]" office:value-type="float" office:value="54.1111111111111">
            <text:p>54,11</text:p>
          </table:table-cell>
          <table:table-cell office:value-type="float" office:value="54">
            <text:p>54</text:p>
          </table:table-cell>
          <table:table-cell table:formula="oooc:=[.G37]*[.I37]"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table:formula="oooc:=[.B36]*[.A38]" office:value-type="float" office:value="14.4">
            <text:p>14,4</text:p>
          </table:table-cell>
          <table:table-cell table:formula="oooc:=[.C36]*[.A38]" office:value-type="float" office:value="28.8">
            <text:p>28,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ooc:=[.A38]" office:value-type="float" office:value="576">
            <text:p>576</text:p>
          </table:table-cell>
          <table:table-cell office:value-type="float" office:value="9">
            <text:p>9</text:p>
          </table:table-cell>
          <table:table-cell table:formula="oooc:=[.F38]/[.G38]" office:value-type="float" office:value="64">
            <text:p>64</text:p>
          </table:table-cell>
          <table:table-cell office:value-type="float" office:value="64">
            <text:p>64</text:p>
          </table:table-cell>
          <table:table-cell table:formula="oooc:=[.G38]*[.I38]" office:value-type="float" office:value="576">
            <text:p>576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table:formula="oooc:=[.B36]*[.A39]" office:value-type="float" office:value="18">
            <text:p>18</text:p>
          </table:table-cell>
          <table:table-cell table:formula="oooc:=[.C36]*[.A39]"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formula="oooc:=[.A39]" office:value-type="float" office:value="720">
            <text:p>720</text:p>
          </table:table-cell>
          <table:table-cell office:value-type="float" office:value="9">
            <text:p>9</text:p>
          </table:table-cell>
          <table:table-cell table:formula="oooc:=[.F39]/[.G39]" office:value-type="float" office:value="80">
            <text:p>80</text:p>
          </table:table-cell>
          <table:table-cell office:value-type="float" office:value="80">
            <text:p>80</text:p>
          </table:table-cell>
          <table:table-cell table:formula="oooc:=[.G39]*[.I39]" office:value-type="float" office:value="720">
            <text:p>720</text:p>
          </table:table-cell>
          <table:table-cell table:number-columns-repeated="2"/>
        </table:table-row>
        <table:table-row table:style-name="ro1">
          <table:table-cell office:value-type="float" office:value="1080">
            <text:p>1080</text:p>
          </table:table-cell>
          <table:table-cell table:formula="oooc:=[.B36]*[.A40]" office:value-type="float" office:value="27">
            <text:p>27</text:p>
          </table:table-cell>
          <table:table-cell table:formula="oooc:=[.C36]*[.A40]"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formula="oooc:=[.A40]" office:value-type="float" office:value="1080">
            <text:p>1080</text:p>
          </table:table-cell>
          <table:table-cell office:value-type="float" office:value="9">
            <text:p>9</text:p>
          </table:table-cell>
          <table:table-cell table:formula="oooc:=[.F40]/[.G40]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formula="oooc:=[.G40]*[.I40]" office:value-type="float" office:value="1080">
            <text:p>108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Horizontal: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table:number-columns-spanned="2" table:number-rows-spanned="1">
            <text:p>Margin</text:p>
          </table:table-cell>
          <table:covered-table-cell/>
          <table:table-cell office:value-type="string">
            <text:p>Rounded Line Positions</text:p>
          </table:table-cell>
          <table:table-cell/>
          <table:table-cell office:value-type="string">
            <text:p>Grid dimension</text:p>
          </table:table-cell>
          <table:table-cell office:value-type="string">
            <text:p>Number of squares</text:p>
          </table:table-cell>
          <table:table-cell office:value-type="string">
            <text:p>Grid spacing</text:p>
          </table:table-cell>
          <table:table-cell table:number-columns-repeated="4"/>
        </table:table-row>
        <table:table-row table:style-name="ro1">
          <table:table-cell office:value-type="string">
            <text:p>Active samples</text:p>
          </table:table-cell>
          <table:table-cell table:style-name="ce3" table:formula="oooc:=[.B36]" office:value-type="percentage" office:value="0.025">
            <text:p>2,50%</text:p>
          </table:table-cell>
          <table:table-cell table:style-name="ce3" table:formula="oooc:=[.C36]" office:value-type="percentage" office:value="0.05">
            <text:p>5,00%</text:p>
          </table:table-cell>
          <table:table-cell table:style-name="ce3" office:value-type="percentage" office:value="0.025">
            <text:p>2,50%</text:p>
          </table:table-cell>
          <table:table-cell table:style-name="ce3" office:value-type="percentage" office:value="0.05">
            <text:p>5,00%</text:p>
          </table:table-cell>
          <table:table-cell table:number-columns-repeated="7"/>
        </table:table-row>
        <table:table-row table:style-name="ro1">
          <table:table-cell office:value-type="float" office:value="720">
            <text:p>720</text:p>
          </table:table-cell>
          <table:table-cell table:formula="oooc:=[.B44]*[.A45]" office:value-type="float" office:value="18">
            <text:p>18</text:p>
          </table:table-cell>
          <table:table-cell table:formula="oooc:=[.C44]*[.A45]"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formula="oooc:=[.A45]" office:value-type="float" office:value="720">
            <text:p>720</text:p>
          </table:table-cell>
          <table:table-cell office:value-type="float" office:value="16">
            <text:p>16</text:p>
          </table:table-cell>
          <table:table-cell table:formula="oooc:=[.F45]/[.G45]" office:value-type="float" office:value="45">
            <text:p>4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720">
            <text:p>720</text:p>
          </table:table-cell>
          <table:table-cell table:formula="oooc:=[.B44]*[.A46]" office:value-type="float" office:value="18">
            <text:p>18</text:p>
          </table:table-cell>
          <table:table-cell table:formula="oooc:=[.C44]*[.A46]"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formula="oooc:=[.A46]" office:value-type="float" office:value="720">
            <text:p>720</text:p>
          </table:table-cell>
          <table:table-cell office:value-type="float" office:value="16">
            <text:p>16</text:p>
          </table:table-cell>
          <table:table-cell table:formula="oooc:=[.F46]/[.G46]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1280">
            <text:p>1280</text:p>
          </table:table-cell>
          <table:table-cell table:formula="oooc:=[.B44]*[.A47]" office:value-type="float" office:value="32">
            <text:p>32</text:p>
          </table:table-cell>
          <table:table-cell table:formula="oooc:=[.C44]*[.A47]"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formula="oooc:=[.A47]" office:value-type="float" office:value="1280">
            <text:p>1280</text:p>
          </table:table-cell>
          <table:table-cell table:formula="oooc:=[.F47]/[.H39]" office:value-type="float" office:value="16">
            <text:p>16</text:p>
          </table:table-cell>
          <table:table-cell table:formula="oooc:=[.F47]/[.G47]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920">
            <text:p>1920</text:p>
          </table:table-cell>
          <table:table-cell table:formula="oooc:=[.B44]*[.A48]" office:value-type="float" office:value="48">
            <text:p>48</text:p>
          </table:table-cell>
          <table:table-cell table:formula="oooc:=[.C44]*[.A48]"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formula="oooc:=[.A48]" office:value-type="float" office:value="1920">
            <text:p>1920</text:p>
          </table:table-cell>
          <table:table-cell table:formula="oooc:=[.F48]/[.H40]" office:value-type="float" office:value="16">
            <text:p>16</text:p>
          </table:table-cell>
          <table:table-cell table:formula="oooc:=[.F48]/[.G48]" office:value-type="float" office:value="120">
            <text:p>12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31">31-03-2006</text:date>, <text:time>17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2-06T15:11:23</meta:creation-date>
    <dc:creator>Thomas Holm Hansen</dc:creator>
    <dc:date>2006-03-31T17:01:02</dc:date>
    <meta:printed-by>Thomas Holm Hansen</meta:printed-by>
    <meta:print-date>2006-03-03T13:55:41</meta:print-date>
    <dc:language>en-US</dc:language>
    <meta:editing-cycles>28</meta:editing-cycles>
    <meta:editing-duration>PT20H23M22S</meta:editing-duration>
    <meta:user-defined meta:name="Info 1"/>
    <meta:user-defined meta:name="Info 2"/>
    <meta:user-defined meta:name="Info 3"/>
    <meta:user-defined meta:name="Info 4"/>
    <meta:document-statistic meta:table-count="1" meta:cell-count="254"/>
  </office:meta>
</office:document-meta>
</file>